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cc66ff" style:font-name="Times new roman" style:text-underline-style="solid" style:text-underline-width="auto" style:text-underline-color="font-color" fo:font-weight="bold" officeooo:rsid="0012e89b" officeooo:paragraph-rsid="0012e89b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12e89b" officeooo:paragraph-rsid="0012e89b" fo:background-color="#ffffff" style:font-weight-asian="bold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style:text-underline-style="solid" style:text-underline-width="auto" style:text-underline-color="font-color" fo:font-weight="bold" officeooo:rsid="0015acbf" officeooo:paragraph-rsid="0015acbf" style:font-weight-asian="bold" style:font-weight-complex="bold"/>
    </style:style>
    <style:style style:name="P5" style:family="paragraph" style:parent-style-name="Standard">
      <style:text-properties style:font-name="Times new roman" officeooo:rsid="0012e89b" officeooo:paragraph-rsid="0012e89b"/>
    </style:style>
    <style:style style:name="P6" style:family="paragraph" style:parent-style-name="Standard">
      <style:paragraph-properties fo:line-height="150%"/>
      <style:text-properties style:font-name="Times new roman" officeooo:rsid="0012e89b" officeooo:paragraph-rsid="0012e89b"/>
    </style:style>
    <style:style style:name="P7" style:family="paragraph" style:parent-style-name="Standard">
      <style:text-properties style:font-name="Times new roman" officeooo:rsid="00114bbe" officeooo:paragraph-rsid="00114bbe"/>
    </style:style>
    <style:style style:name="P8" style:family="paragraph" style:parent-style-name="Standard" style:list-style-name="L3">
      <style:paragraph-properties fo:line-height="150%"/>
      <style:text-properties style:font-name="Times new roman" officeooo:rsid="00114bbe" officeooo:paragraph-rsid="0013d380"/>
    </style:style>
    <style:style style:name="P9" style:family="paragraph" style:parent-style-name="Standard">
      <style:paragraph-properties fo:line-height="150%"/>
      <style:text-properties style:font-name="Times new roman" officeooo:rsid="0015acbf" officeooo:paragraph-rsid="0015acbf"/>
    </style:style>
    <style:style style:name="P10" style:family="paragraph" style:parent-style-name="Standard" style:list-style-name="L3">
      <style:paragraph-properties fo:line-height="150%"/>
      <style:text-properties style:font-name="Times new roman" officeooo:paragraph-rsid="0012e89b"/>
    </style:style>
    <style:style style:name="P11" style:family="paragraph" style:parent-style-name="Standard" style:list-style-name="L3">
      <style:paragraph-properties fo:line-height="150%"/>
      <style:text-properties style:font-name="Times new roman" officeooo:paragraph-rsid="0013d380"/>
    </style:style>
    <style:style style:name="P12" style:family="paragraph" style:parent-style-name="Standard" style:list-style-name="L3">
      <style:paragraph-properties fo:line-height="150%"/>
    </style:style>
    <style:style style:name="P13" style:family="paragraph" style:parent-style-name="Standard" style:list-style-name="L3">
      <style:paragraph-properties fo:line-height="150%"/>
      <style:text-properties officeooo:paragraph-rsid="0013d380"/>
    </style:style>
    <style:style style:name="P14" style:family="paragraph" style:parent-style-name="Text_20_body">
      <style:paragraph-properties fo:line-height="150%"/>
      <style:text-properties style:font-name="Times new roman" officeooo:rsid="0015acbf" officeooo:paragraph-rsid="0015acbf"/>
    </style:style>
    <style:style style:name="P15" style:family="paragraph" style:parent-style-name="Heading_20_3">
      <style:paragraph-properties fo:line-height="150%"/>
      <style:text-properties style:font-name="Times new roman" officeooo:rsid="0015acbf" officeooo:paragraph-rsid="0015acbf"/>
    </style:style>
    <style:style style:name="T1" style:family="text">
      <style:text-properties officeooo:rsid="00114bbe"/>
    </style:style>
    <style:style style:name="T2" style:family="text">
      <style:text-properties officeooo:rsid="0012e89b"/>
    </style:style>
    <style:style style:name="T3" style:family="text">
      <style:text-properties style:font-name="Times new roman"/>
    </style:style>
    <style:style style:name="T4" style:family="text">
      <style:text-properties style:font-name="Times new roman" officeooo:rsid="00114bbe"/>
    </style:style>
    <style:style style:name="T5" style:family="text">
      <style:text-properties style:font-name="Times new roman" officeooo:rsid="0012e89b"/>
    </style:style>
    <style:style style:name="T6" style:family="text">
      <style:text-properties fo:color="#ff3333"/>
    </style:style>
    <style:style style:name="T7" style:family="text">
      <style:text-properties officeooo:rsid="00174b5d"/>
    </style:style>
    <style:style style:name="T8" style:family="text">
      <style:text-properties style:font-name="Abyssinica SIL"/>
    </style:style>
    <style:style style:name="T9" style:family="text">
      <style:text-properties style:font-name="Abyssinica SIL" officeooo:rsid="0012e89b"/>
    </style:style>
    <style:style style:name="T10" style:family="text">
      <style:text-properties officeooo:rsid="001885e8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otivity building procedure for raspberrypi</text:p>
      <text:p text:style-name="P2"/>
      <text:p text:style-name="P1">Install all the libraries given below:</text:p>
      <text:p text:style-name="P5"/>
      <text:list xml:id="list7415008984151793714" text:style-name="L3">
        <text:list-item>
          <text:p text:style-name="P10"><text:span text:style-name="T1">sudo apt-get install sqlite3 libsqlite3-dev</text:span></text:p>
        </text:list-item>
        <text:list-item>
          <text:p text:style-name="P8">sudo apt-get install uuid-dev</text:p>
        </text:list-item>
        <text:list-item>
          <text:p text:style-name="P12">sudo apt-get install scons build-essential libboost-dev libexpat1-dev libboost-thread-dev</text:p>
        </text:list-item>
        <text:list-item>
          <text:p text:style-name="P12"><text:span text:style-name="Source_20_Text"><text:span text:style-name="T3">sudo apt-get install libglib2.0-dev</text:span></text:span></text:p>
          <text:p text:style-name="P11"/>
        </text:list-item>
        <text:list-item>
          <text:p text:style-name="P13"><text:span text:style-name="Source_20_Text"><text:span text:style-name="T5">copy the iotivity floder from ur pc to raspberrypi by using “scp” command.</text:span></text:span></text:p>
        </text:list-item>
      </text:list>
      <text:p text:style-name="P6"><text:tab/>Then build the iotivity by using scons</text:p>
      <text:p text:style-name="P6"><text:tab/>eg:scons TARGET_ARCH=arm <text:s/>LOGGING=1 <text:span text:style-name="T7">TARGET_TRANSPORT=BLE</text:span></text:p>
      <text:p text:style-name="P6"/>
      <text:p text:style-name="P6"/>
      <text:p text:style-name="P4">Flashing the raspberrypi sd card:</text:p>
      <text:p text:style-name="P9"/>
      <text:p text:style-name="P9"><text:a xlink:type="simple" xlink:href="https://www.raspberrypi.org/learning/software-guide/quickstart/">https://www.raspberrypi.org/learning/software-guide/quickstart/</text:a></text:p>
      <text:p text:style-name="P9"/>
      <text:p text:style-name="P9">In the <text:s/>above link f<text:span text:style-name="T10">ollo</text:span>w the below headlines procedure.</text:p>
      <text:h text:style-name="P15" text:outline-level="3">Download and image Raspbian directly</text:h>
      <text:p text:style-name="P14">Once it's completed place the sdcard in raspberrypi,connect the HDMI cable ,keyboard,lan connection .....</text:p>
      <text:p text:style-name="P14"><text:span text:style-name="T6">Reason:</text:span>By default ssh is disabled in raspibian image.To enable that we have to connect the HDMI,keyboard,etc....</text:p>
      <text:p text:style-name="P14">Once connected open the terminal in raspberrypi enter the command “sudo raspi-config”.</text:p>
      <text:p text:style-name="P14">One pop-up will be shown,in that select “local interfaces”</text:p>
      <text:p text:style-name="P14">enable ssh.</text:p>
      <text:p text:style-name="P14">Then connect to the pi from our terminal by using ssh pi@&lt;ipaddress&gt;</text:p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7:47:37.367504438</meta:creation-date>
    <dc:date>2017-03-06T18:20:32.911762098</dc:date>
    <meta:editing-duration>PT31M12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2" meta:paragraph-count="20" meta:word-count="147" meta:character-count="1081" meta:non-whitespace-character-count="955"/>
  </office:meta>
</office:document-meta>
</file>